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c12" officeooo:paragraph-rsid="00195c12"/>
    </style:style>
    <style:style style:name="P2" style:family="paragraph" style:parent-style-name="Standard">
      <style:paragraph-properties fo:text-align="center" style:justify-single-word="false"/>
      <style:text-properties fo:font-size="16pt" officeooo:rsid="00195c12" officeooo:paragraph-rsid="00195c1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195c12" officeooo:paragraph-rsid="00195c12" style:font-size-asian="12.25pt" style:font-size-complex="14pt"/>
    </style:style>
    <style:style style:name="T1" style:family="text">
      <style:text-properties officeooo:rsid="001abcf9"/>
    </style:style>
    <style:style style:name="T2" style:family="text">
      <style:text-properties officeooo:rsid="001c6e58"/>
    </style:style>
    <style:style style:name="T3" style:family="text">
      <style:text-properties officeooo:rsid="001d6e91"/>
    </style:style>
    <style:style style:name="T4" style:family="text">
      <style:text-properties officeooo:rsid="001f4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10/20/2017</text:p>
      <text:p text:style-name="P1"/>
      <text:p text:style-name="P2">Project 2: The Summit</text:p>
      <text:p text:style-name="P3"/>
      <text:p text:style-name="P3"><text:tab/>I did my 3D project based on a piece of the gym I attend called The Summit. <text:s/>I was working out one day and turned to see the monkey bars and weights behind me. <text:s/>That is when I thought that doing my project over that area would be something fun and manageable for my first 3D project. <text:s/>I love going to the gym and it was fun to create something based on a place I frequently go to.</text:p>
      <text:p text:style-name="P3"><text:tab/>The first thing I did when creating my model was start with the floor. <text:s/>This gave me a bases to start, as well as helped me get a good idea of how I wanted my line of sight to start at. <text:s/>From here I created the walls and then some of the design work on the floor like the stripes. <text:s/>I decided that this would be the easiest part to do and give me a since of how my room would fit into my line of sight. <text:s/>This also allowed me to physically see the coordinate planes on the screen to get a good idea of where to place objects.</text:p>
      <text:p text:style-name="P3"><text:tab/>Next I created a few basic shape classes to build my bigger objects off of. <text:s/>I created a block class that I called ‘Pole’ and a cylinder class. <text:s/>I called it Pole because I thought I would only use it for the poles in the monkey bars, but later made boxes and <text:span text:style-name="T1">TVs</text:span> with it. <text:s/><text:span text:style-name="T1">All objects I created I made in main and later created a class that created the object that could be made from a single function call in main. <text:s/>This was just easier for me to create pieces of the scene without having to do too much work. <text:s/>Once I got something working that I liked, I moved all the code into a working class.</text:span></text:p>
      <text:p text:style-name="P3"><text:tab/><text:span text:style-name="T1">My first big object I created was my monkey bars. <text:s/>I used my pole class to create <text:s/>all the poles in this object, including the ones connecting the upright poles to the wall and the upright poles to each other. <text:s/>I started this off with predetermined points to make sure that I could get the entire thing to work. <text:s/>After I was able to produce the object, I then changed it to take in parameters so that I could resize the object and place another one on the opposite side of the room. <text:s/>This was not too hard to do after I got the first couple of poles to work. <text:s/>The hardest part of this was setting the parameters for each individual pole given the basic data of how big the whole structure was to be. After some calculations and a few changes, I was able to get the monkey bars to work.</text:span></text:p>
      <text:p text:style-name="P3"><text:tab/><text:span text:style-name="T2">The next task I took on was the task of creating the weight lifting bars and the weights to go on them. <text:s/>I used the cylinder class a lot for this particular one. <text:s/>I created a class called ‘LiftingBar’ that was in charge of creating the bars, and just made individual weights to go on them afterwards. <text:s/>To create the whole objects, I made a class called ‘Weights’. <text:s/>This class made three lifting bars and put them in different heights on the monkey bars object. <text:s/>I put weights on the two end bars and left weights off of the middle ones. <text:s/>This was to just show what the bars looked like by themselves if one was interested. <text:s/>The hardest part about this part of the scene was trying to figure out how to make the cylinders look whole. <text:s/>The rendering of the cylinder produced the outside edge </text:span><text:soft-page-break/><text:span text:style-name="T2">but not the fill. <text:s/>After some research, I saw someone suggest creating a disk to cap the ends, thus giving the illusion that it was a solid cylinder. <text:s/></text:span></text:p>
      <text:p text:style-name="P3"><text:tab/><text:span text:style-name="T2">I created a class called ‘Disk’ to create these end caps. <text:s/>The reason this was so tough to figure out was that I could not get the whole disk to render. <text:s/>After hours and messing with the code, I finally caved in and ask for help from Professor Miller. <text:s/>He was then able to point out the mistake I was making. <text:s/>My gldrawArrays function call was only giving out 4 points instead of the total amount I was using. <text:s/>After changing the draw mode to triangle fan and updating the points amount, I was finally able to render a disk. <text:s/>The creation of a disk is not the hardest thing to do, but I feel like this was the hardest part of the project. <text:s/>I say this because I spent the most time on my project trying to figure out what was wrong and why I could not get a full disk to appear. <text:s/></text:span></text:p>
      <text:p text:style-name="P3"><text:tab/><text:span text:style-name="T3">The last big object I created was my weight racks. <text:s/>I created a class called ‘WeightHolder’ to handle the making of the objects. <text:s/>Here I used a little of everything to make these. <text:s/>I used the pole class to create the base of the rack. <text:s/>I used the cylinder class to create the weights, as well as the disk class to make the ends of the weights. <text:s/>I also used the pole class to make the separating poles between the weights. After all the practice I had with the other classes, I was able to finish this with little problems. <text:s/>I made four of these and placed them in the outsides of the lifting areas. I organized the weights by height so that they could be seen better from the view point I have. <text:s/></text:span></text:p>
      <text:p text:style-name="P3"><text:tab/><text:span text:style-name="T3">For a final touch I added a few objects around the scene to help fill in empty spaces and make a better visual presentation. <text:s/>I made some boxes that we have at my gym to use for various exercises. <text:s/>I placed some of these around the scene to look like they were possibly used or being used. <text:s/>I then added some yoga mats to hang in the back wall since those are at every gym I have ever been to. <text:s/>At The Summit we have a TV on the wall behind the monkey bars so I put two of them on the back wall about where it would be in my gym. <text:s/>The last thing I added was the symbol that The Summit uses for their website and their key cards. <text:s/>It was a great last thing to put to fill up the big empty space on the back wall. <text:s/>It stands out and should since this the place for the whole basis of my project design.</text:span></text:p>
      <text:p text:style-name="P3"><text:tab/><text:span text:style-name="T4">The thing that I feel like I did a great job on was the monkey bars and the lifting bars that go on them. <text:s/>I feel that I was able to remake this scene look as close to an actual one as I could. <text:s/>I tried to put more time into this area since it was the biggest part of the scene and the first thing that caught my eye when I decided to use this as my project idea. <text:s/>I am extremely happy with the way it came out and how it and the overall project loo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6:39:51.421263200</meta:creation-date>
    <dc:date>2017-10-19T17:58:40.343079682</dc:date>
    <meta:editing-duration>PT31S</meta:editing-duration>
    <meta:editing-cycles>1</meta:editing-cycles>
    <meta:document-statistic meta:table-count="0" meta:image-count="0" meta:object-count="0" meta:page-count="2" meta:paragraph-count="12" meta:word-count="1195" meta:character-count="6007" meta:non-whitespace-character-count="4759"/>
    <meta:generator>LibreOffice/5.1.6.2$Linux_X86_64 LibreOffice_project/10m0$Build-2</meta:generator>
  </office:meta>
</office:document-meta>
</file>